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8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u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dilation_radius</text:p>
          </table:table-cell>
          <table:table-cell office:value-type="string" calcext:value-type="string">
            <text:p>gtc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  <table:table-cell office:value-type="float" office:value="0.935164929006" calcext:value-type="float">
            <text:p>0.935164929006</text:p>
          </table:table-cell>
          <table:table-cell/>
          <table:table-cell office:value-type="string" calcext:value-type="string">
            <text:p>Dilation</text:p>
          </table:table-cell>
          <table:table-cell office:value-type="string" calcext:value-type="string">
            <text:p>Average DSC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" calcext:value-type="float">
            <text:p>1</text:p>
          </table:table-cell>
          <table:table-cell office:value-type="float" office:value="0.937363114408" calcext:value-type="float">
            <text:p>0.93736311440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IF([.B2:.B8000]; &quot;=0&quot;; [.C2:.C8000])" office:value-type="float" office:value="0.52219489896896" calcext:value-type="float">
            <text:p>0.5221948989689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" calcext:value-type="float">
            <text:p>2</text:p>
          </table:table-cell>
          <table:table-cell office:value-type="float" office:value="0.914832127665" calcext:value-type="float">
            <text:p>0.914832127665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B2:.B8000]; &quot;=1&quot;; [.C2:.C8000])" office:value-type="float" office:value="0.5644561283826" calcext:value-type="float">
            <text:p>0.564456128382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" calcext:value-type="float">
            <text:p>3</text:p>
          </table:table-cell>
          <table:table-cell office:value-type="float" office:value="0.869301537866" calcext:value-type="float">
            <text:p>0.869301537866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B2:.B8000]; &quot;=2&quot;; [.C2:.C8000])" office:value-type="float" office:value="0.57124833368044" calcext:value-type="float">
            <text:p>0.5712483336804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" calcext:value-type="float">
            <text:p>4</text:p>
          </table:table-cell>
          <table:table-cell office:value-type="float" office:value="0.734773637191" calcext:value-type="float">
            <text:p>0.734773637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B3:.B8001]; &quot;=3&quot;; [.C3:.C8001])" office:value-type="float" office:value="0.58017254308088" calcext:value-type="float">
            <text:p>0.58017254308088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0" calcext:value-type="float">
            <text:p>0</text:p>
          </table:table-cell>
          <table:table-cell office:value-type="float" office:value="0.622192622943" calcext:value-type="float">
            <text:p>0.622192622943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B3:.B8001]; &quot;=4&quot;; [.C3:.C8001])" office:value-type="float" office:value="0.58695271859236" calcext:value-type="float">
            <text:p>0.58695271859236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" calcext:value-type="float">
            <text:p>1</text:p>
          </table:table-cell>
          <table:table-cell office:value-type="float" office:value="0.686690222855" calcext:value-type="float">
            <text:p>0.686690222855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office:value-type="float" office:value="0.69109238568" calcext:value-type="float">
            <text:p>0.69109238568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3" calcext:value-type="float">
            <text:p>3</text:p>
          </table:table-cell>
          <table:table-cell office:value-type="float" office:value="0.72463663904" calcext:value-type="float">
            <text:p>0.7246366390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4" calcext:value-type="float">
            <text:p>4</text:p>
          </table:table-cell>
          <table:table-cell office:value-type="float" office:value="0.735614874166" calcext:value-type="float">
            <text:p>0.735614874166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  <table:table-cell office:value-type="float" office:value="0.78299861813" calcext:value-type="float">
            <text:p>0.78299861813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" calcext:value-type="float">
            <text:p>1</text:p>
          </table:table-cell>
          <table:table-cell office:value-type="float" office:value="0.81474705777" calcext:value-type="float">
            <text:p>0.81474705777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2" calcext:value-type="float">
            <text:p>2</text:p>
          </table:table-cell>
          <table:table-cell office:value-type="float" office:value="0.804948500704" calcext:value-type="float">
            <text:p>0.804948500704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3" calcext:value-type="float">
            <text:p>3</text:p>
          </table:table-cell>
          <table:table-cell office:value-type="float" office:value="0.797195958252" calcext:value-type="float">
            <text:p>0.797195958252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4" calcext:value-type="float">
            <text:p>4</text:p>
          </table:table-cell>
          <table:table-cell office:value-type="float" office:value="0.801307984174" calcext:value-type="float">
            <text:p>0.80130798417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0" calcext:value-type="float">
            <text:p>0</text:p>
          </table:table-cell>
          <table:table-cell office:value-type="float" office:value="0.902090049324" calcext:value-type="float">
            <text:p>0.90209004932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1" calcext:value-type="float">
            <text:p>1</text:p>
          </table:table-cell>
          <table:table-cell office:value-type="float" office:value="0.952249855689" calcext:value-type="float">
            <text:p>0.952249855689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2" calcext:value-type="float">
            <text:p>2</text:p>
          </table:table-cell>
          <table:table-cell office:value-type="float" office:value="0.955480167264" calcext:value-type="float">
            <text:p>0.95548016726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3" calcext:value-type="float">
            <text:p>3</text:p>
          </table:table-cell>
          <table:table-cell office:value-type="float" office:value="0.947426279024" calcext:value-type="float">
            <text:p>0.94742627902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4" calcext:value-type="float">
            <text:p>4</text:p>
          </table:table-cell>
          <table:table-cell office:value-type="float" office:value="0.945978479692" calcext:value-type="float">
            <text:p>0.945978479692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0" calcext:value-type="float">
            <text:p>0</text:p>
          </table:table-cell>
          <table:table-cell office:value-type="float" office:value="0.694411908343" calcext:value-type="float">
            <text:p>0.694411908343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1" calcext:value-type="float">
            <text:p>1</text:p>
          </table:table-cell>
          <table:table-cell office:value-type="float" office:value="0.760893489396" calcext:value-type="float">
            <text:p>0.760893489396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2" calcext:value-type="float">
            <text:p>2</text:p>
          </table:table-cell>
          <table:table-cell office:value-type="float" office:value="0.778367238128" calcext:value-type="float">
            <text:p>0.778367238128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3" calcext:value-type="float">
            <text:p>3</text:p>
          </table:table-cell>
          <table:table-cell office:value-type="float" office:value="0.795777666592" calcext:value-type="float">
            <text:p>0.795777666592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4" calcext:value-type="float">
            <text:p>4</text:p>
          </table:table-cell>
          <table:table-cell office:value-type="float" office:value="0.830642125058" calcext:value-type="float">
            <text:p>0.830642125058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0" calcext:value-type="float">
            <text:p>0</text:p>
          </table:table-cell>
          <table:table-cell office:value-type="float" office:value="0.292507995278" calcext:value-type="float">
            <text:p>0.292507995278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1" calcext:value-type="float">
            <text:p>1</text:p>
          </table:table-cell>
          <table:table-cell office:value-type="float" office:value="0.352278053777" calcext:value-type="float">
            <text:p>0.352278053777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2" calcext:value-type="float">
            <text:p>2</text:p>
          </table:table-cell>
          <table:table-cell office:value-type="float" office:value="0.388762969933" calcext:value-type="float">
            <text:p>0.388762969933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3" calcext:value-type="float">
            <text:p>3</text:p>
          </table:table-cell>
          <table:table-cell office:value-type="float" office:value="0.408492927804" calcext:value-type="float">
            <text:p>0.408492927804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4" calcext:value-type="float">
            <text:p>4</text:p>
          </table:table-cell>
          <table:table-cell office:value-type="float" office:value="0.438560745201" calcext:value-type="float">
            <text:p>0.438560745201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0" calcext:value-type="float">
            <text:p>0</text:p>
          </table:table-cell>
          <table:table-cell office:value-type="float" office:value="0.297116775169" calcext:value-type="float">
            <text:p>0.297116775169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1" calcext:value-type="float">
            <text:p>1</text:p>
          </table:table-cell>
          <table:table-cell office:value-type="float" office:value="0.39541807315" calcext:value-type="float">
            <text:p>0.39541807315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2" calcext:value-type="float">
            <text:p>2</text:p>
          </table:table-cell>
          <table:table-cell office:value-type="float" office:value="0.39375886721" calcext:value-type="float">
            <text:p>0.39375886721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3" calcext:value-type="float">
            <text:p>3</text:p>
          </table:table-cell>
          <table:table-cell office:value-type="float" office:value="0.427546315147" calcext:value-type="float">
            <text:p>0.427546315147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4" calcext:value-type="float">
            <text:p>4</text:p>
          </table:table-cell>
          <table:table-cell office:value-type="float" office:value="0.475495292362" calcext:value-type="float">
            <text:p>0.475495292362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0" calcext:value-type="float">
            <text:p>0</text:p>
          </table:table-cell>
          <table:table-cell office:value-type="float" office:value="0.456212942046" calcext:value-type="float">
            <text:p>0.456212942046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" calcext:value-type="float">
            <text:p>1</text:p>
          </table:table-cell>
          <table:table-cell office:value-type="float" office:value="0.52402684196" calcext:value-type="float">
            <text:p>0.52402684196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2" calcext:value-type="float">
            <text:p>2</text:p>
          </table:table-cell>
          <table:table-cell office:value-type="float" office:value="0.528045309407" calcext:value-type="float">
            <text:p>0.528045309407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3" calcext:value-type="float">
            <text:p>3</text:p>
          </table:table-cell>
          <table:table-cell office:value-type="float" office:value="0.549511614604" calcext:value-type="float">
            <text:p>0.549511614604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4" calcext:value-type="float">
            <text:p>4</text:p>
          </table:table-cell>
          <table:table-cell office:value-type="float" office:value="0.57139100626" calcext:value-type="float">
            <text:p>0.5713910062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0" calcext:value-type="float">
            <text:p>0</text:p>
          </table:table-cell>
          <table:table-cell office:value-type="float" office:value="0.667328482946" calcext:value-type="float">
            <text:p>0.66732848294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1" calcext:value-type="float">
            <text:p>1</text:p>
          </table:table-cell>
          <table:table-cell office:value-type="float" office:value="0.685940639154" calcext:value-type="float">
            <text:p>0.685940639154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2" calcext:value-type="float">
            <text:p>2</text:p>
          </table:table-cell>
          <table:table-cell office:value-type="float" office:value="0.639216070407" calcext:value-type="float">
            <text:p>0.639216070407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3" calcext:value-type="float">
            <text:p>3</text:p>
          </table:table-cell>
          <table:table-cell office:value-type="float" office:value="0.600933066026" calcext:value-type="float">
            <text:p>0.60093306602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4" calcext:value-type="float">
            <text:p>4</text:p>
          </table:table-cell>
          <table:table-cell office:value-type="float" office:value="0.655042145488" calcext:value-type="float">
            <text:p>0.655042145488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0" calcext:value-type="float">
            <text:p>0</text:p>
          </table:table-cell>
          <table:table-cell office:value-type="float" office:value="0.894764986216" calcext:value-type="float">
            <text:p>0.894764986216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1" calcext:value-type="float">
            <text:p>1</text:p>
          </table:table-cell>
          <table:table-cell office:value-type="float" office:value="0.938599750355" calcext:value-type="float">
            <text:p>0.938599750355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2" calcext:value-type="float">
            <text:p>2</text:p>
          </table:table-cell>
          <table:table-cell office:value-type="float" office:value="0.934894042481" calcext:value-type="float">
            <text:p>0.934894042481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3" calcext:value-type="float">
            <text:p>3</text:p>
          </table:table-cell>
          <table:table-cell office:value-type="float" office:value="0.936349216522" calcext:value-type="float">
            <text:p>0.936349216522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4" calcext:value-type="float">
            <text:p>4</text:p>
          </table:table-cell>
          <table:table-cell office:value-type="float" office:value="0.930458191982" calcext:value-type="float">
            <text:p>0.930458191982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0" calcext:value-type="float">
            <text:p>0</text:p>
          </table:table-cell>
          <table:table-cell office:value-type="float" office:value="0.457600149883" calcext:value-type="float">
            <text:p>0.457600149883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1" calcext:value-type="float">
            <text:p>1</text:p>
          </table:table-cell>
          <table:table-cell office:value-type="float" office:value="0.470799623786" calcext:value-type="float">
            <text:p>0.470799623786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2" calcext:value-type="float">
            <text:p>2</text:p>
          </table:table-cell>
          <table:table-cell office:value-type="float" office:value="0.472132401608" calcext:value-type="float">
            <text:p>0.472132401608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3" calcext:value-type="float">
            <text:p>3</text:p>
          </table:table-cell>
          <table:table-cell office:value-type="float" office:value="0.482227029154" calcext:value-type="float">
            <text:p>0.482227029154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4" calcext:value-type="float">
            <text:p>4</text:p>
          </table:table-cell>
          <table:table-cell office:value-type="float" office:value="0.494738890226" calcext:value-type="float">
            <text:p>0.494738890226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0" calcext:value-type="float">
            <text:p>0</text:p>
          </table:table-cell>
          <table:table-cell office:value-type="float" office:value="0.308941324882" calcext:value-type="float">
            <text:p>0.308941324882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1" calcext:value-type="float">
            <text:p>1</text:p>
          </table:table-cell>
          <table:table-cell office:value-type="float" office:value="0.39199841078" calcext:value-type="float">
            <text:p>0.39199841078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2" calcext:value-type="float">
            <text:p>2</text:p>
          </table:table-cell>
          <table:table-cell office:value-type="float" office:value="0.428342421666" calcext:value-type="float">
            <text:p>0.428342421666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3" calcext:value-type="float">
            <text:p>3</text:p>
          </table:table-cell>
          <table:table-cell office:value-type="float" office:value="0.483426684848" calcext:value-type="float">
            <text:p>0.483426684848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4" calcext:value-type="float">
            <text:p>4</text:p>
          </table:table-cell>
          <table:table-cell office:value-type="float" office:value="0.507479404487" calcext:value-type="float">
            <text:p>0.507479404487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0" calcext:value-type="float">
            <text:p>0</text:p>
          </table:table-cell>
          <table:table-cell office:value-type="float" office:value="0.485971943888" calcext:value-type="float">
            <text:p>0.485971943888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1" calcext:value-type="float">
            <text:p>1</text:p>
          </table:table-cell>
          <table:table-cell office:value-type="float" office:value="0.356776170257" calcext:value-type="float">
            <text:p>0.356776170257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2" calcext:value-type="float">
            <text:p>2</text:p>
          </table:table-cell>
          <table:table-cell office:value-type="float" office:value="0.276376587748" calcext:value-type="float">
            <text:p>0.276376587748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3" calcext:value-type="float">
            <text:p>3</text:p>
          </table:table-cell>
          <table:table-cell office:value-type="float" office:value="0.291514325803" calcext:value-type="float">
            <text:p>0.291514325803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4" calcext:value-type="float">
            <text:p>4</text:p>
          </table:table-cell>
          <table:table-cell office:value-type="float" office:value="0.282396428693" calcext:value-type="float">
            <text:p>0.282396428693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0" calcext:value-type="float">
            <text:p>0</text:p>
          </table:table-cell>
          <table:table-cell office:value-type="float" office:value="0.440812706711" calcext:value-type="float">
            <text:p>0.440812706711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1" calcext:value-type="float">
            <text:p>1</text:p>
          </table:table-cell>
          <table:table-cell office:value-type="float" office:value="0.532986864064" calcext:value-type="float">
            <text:p>0.532986864064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2" calcext:value-type="float">
            <text:p>2</text:p>
          </table:table-cell>
          <table:table-cell office:value-type="float" office:value="0.569747513016" calcext:value-type="float">
            <text:p>0.569747513016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3" calcext:value-type="float">
            <text:p>3</text:p>
          </table:table-cell>
          <table:table-cell office:value-type="float" office:value="0.584101952699" calcext:value-type="float">
            <text:p>0.584101952699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4" calcext:value-type="float">
            <text:p>4</text:p>
          </table:table-cell>
          <table:table-cell office:value-type="float" office:value="0.624802809152" calcext:value-type="float">
            <text:p>0.624802809152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0" calcext:value-type="float">
            <text:p>0</text:p>
          </table:table-cell>
          <table:table-cell office:value-type="float" office:value="0.468891257132" calcext:value-type="float">
            <text:p>0.468891257132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1" calcext:value-type="float">
            <text:p>1</text:p>
          </table:table-cell>
          <table:table-cell office:value-type="float" office:value="0.50673865438" calcext:value-type="float">
            <text:p>0.50673865438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2" calcext:value-type="float">
            <text:p>2</text:p>
          </table:table-cell>
          <table:table-cell office:value-type="float" office:value="0.518588218585" calcext:value-type="float">
            <text:p>0.518588218585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3" calcext:value-type="float">
            <text:p>3</text:p>
          </table:table-cell>
          <table:table-cell office:value-type="float" office:value="0.488123932538" calcext:value-type="float">
            <text:p>0.488123932538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4" calcext:value-type="float">
            <text:p>4</text:p>
          </table:table-cell>
          <table:table-cell office:value-type="float" office:value="0.490019481038" calcext:value-type="float">
            <text:p>0.490019481038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0" calcext:value-type="float">
            <text:p>0</text:p>
          </table:table-cell>
          <table:table-cell office:value-type="float" office:value="0.851253733431" calcext:value-type="float">
            <text:p>0.851253733431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1" calcext:value-type="float">
            <text:p>1</text:p>
          </table:table-cell>
          <table:table-cell office:value-type="float" office:value="0.852096813687" calcext:value-type="float">
            <text:p>0.852096813687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2" calcext:value-type="float">
            <text:p>2</text:p>
          </table:table-cell>
          <table:table-cell office:value-type="float" office:value="0.845065716926" calcext:value-type="float">
            <text:p>0.845065716926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3" calcext:value-type="float">
            <text:p>3</text:p>
          </table:table-cell>
          <table:table-cell office:value-type="float" office:value="0.861987347136" calcext:value-type="float">
            <text:p>0.861987347136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4" calcext:value-type="float">
            <text:p>4</text:p>
          </table:table-cell>
          <table:table-cell office:value-type="float" office:value="0.856368075265" calcext:value-type="float">
            <text:p>0.856368075265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0" calcext:value-type="float">
            <text:p>0</text:p>
          </table:table-cell>
          <table:table-cell office:value-type="float" office:value="0.47697675403" calcext:value-type="float">
            <text:p>0.47697675403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1" calcext:value-type="float">
            <text:p>1</text:p>
          </table:table-cell>
          <table:table-cell office:value-type="float" office:value="0.534531537" calcext:value-type="float">
            <text:p>0.534531537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2" calcext:value-type="float">
            <text:p>2</text:p>
          </table:table-cell>
          <table:table-cell office:value-type="float" office:value="0.534468246624" calcext:value-type="float">
            <text:p>0.534468246624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3" calcext:value-type="float">
            <text:p>3</text:p>
          </table:table-cell>
          <table:table-cell office:value-type="float" office:value="0.580553317293" calcext:value-type="float">
            <text:p>0.580553317293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4" calcext:value-type="float">
            <text:p>4</text:p>
          </table:table-cell>
          <table:table-cell office:value-type="float" office:value="0.584598902051" calcext:value-type="float">
            <text:p>0.58459890205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0" calcext:value-type="float">
            <text:p>0</text:p>
          </table:table-cell>
          <table:table-cell office:value-type="float" office:value="0.525463159926" calcext:value-type="float">
            <text:p>0.525463159926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1" calcext:value-type="float">
            <text:p>1</text:p>
          </table:table-cell>
          <table:table-cell office:value-type="float" office:value="0.569158398371" calcext:value-type="float">
            <text:p>0.56915839837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2" calcext:value-type="float">
            <text:p>2</text:p>
          </table:table-cell>
          <table:table-cell office:value-type="float" office:value="0.565102801902" calcext:value-type="float">
            <text:p>0.565102801902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3" calcext:value-type="float">
            <text:p>3</text:p>
          </table:table-cell>
          <table:table-cell office:value-type="float" office:value="0.563529827381" calcext:value-type="float">
            <text:p>0.56352982738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4" calcext:value-type="float">
            <text:p>4</text:p>
          </table:table-cell>
          <table:table-cell office:value-type="float" office:value="0.5658003826" calcext:value-type="float">
            <text:p>0.5658003826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0" calcext:value-type="float">
            <text:p>0</text:p>
          </table:table-cell>
          <table:table-cell office:value-type="float" office:value="0.252586039032" calcext:value-type="float">
            <text:p>0.252586039032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1" calcext:value-type="float">
            <text:p>1</text:p>
          </table:table-cell>
          <table:table-cell office:value-type="float" office:value="0.358571606788" calcext:value-type="float">
            <text:p>0.358571606788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2" calcext:value-type="float">
            <text:p>2</text:p>
          </table:table-cell>
          <table:table-cell office:value-type="float" office:value="0.437705405329" calcext:value-type="float">
            <text:p>0.437705405329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3" calcext:value-type="float">
            <text:p>3</text:p>
          </table:table-cell>
          <table:table-cell office:value-type="float" office:value="0.477179666613" calcext:value-type="float">
            <text:p>0.477179666613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4" calcext:value-type="float">
            <text:p>4</text:p>
          </table:table-cell>
          <table:table-cell office:value-type="float" office:value="0.481622992783" calcext:value-type="float">
            <text:p>0.481622992783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0" calcext:value-type="float">
            <text:p>0</text:p>
          </table:table-cell>
          <table:table-cell office:value-type="float" office:value="0.507845774269" calcext:value-type="float">
            <text:p>0.507845774269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1" calcext:value-type="float">
            <text:p>1</text:p>
          </table:table-cell>
          <table:table-cell office:value-type="float" office:value="0.536625409165" calcext:value-type="float">
            <text:p>0.536625409165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2" calcext:value-type="float">
            <text:p>2</text:p>
          </table:table-cell>
          <table:table-cell office:value-type="float" office:value="0.581269264952" calcext:value-type="float">
            <text:p>0.581269264952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3" calcext:value-type="float">
            <text:p>3</text:p>
          </table:table-cell>
          <table:table-cell office:value-type="float" office:value="0.590734094867" calcext:value-type="float">
            <text:p>0.590734094867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4" calcext:value-type="float">
            <text:p>4</text:p>
          </table:table-cell>
          <table:table-cell office:value-type="float" office:value="0.560843340553" calcext:value-type="float">
            <text:p>0.560843340553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0" calcext:value-type="float">
            <text:p>0</text:p>
          </table:table-cell>
          <table:table-cell office:value-type="float" office:value="0.472160201758" calcext:value-type="float">
            <text:p>0.472160201758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1" calcext:value-type="float">
            <text:p>1</text:p>
          </table:table-cell>
          <table:table-cell office:value-type="float" office:value="0.468791735553" calcext:value-type="float">
            <text:p>0.468791735553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2" calcext:value-type="float">
            <text:p>2</text:p>
          </table:table-cell>
          <table:table-cell office:value-type="float" office:value="0.48578870371" calcext:value-type="float">
            <text:p>0.48578870371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3" calcext:value-type="float">
            <text:p>3</text:p>
          </table:table-cell>
          <table:table-cell office:value-type="float" office:value="0.501233658845" calcext:value-type="float">
            <text:p>0.501233658845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4" calcext:value-type="float">
            <text:p>4</text:p>
          </table:table-cell>
          <table:table-cell office:value-type="float" office:value="0.513048770866" calcext:value-type="float">
            <text:p>0.513048770866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0" calcext:value-type="float">
            <text:p>0</text:p>
          </table:table-cell>
          <table:table-cell office:value-type="float" office:value="0.26927972185" calcext:value-type="float">
            <text:p>0.26927972185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1" calcext:value-type="float">
            <text:p>1</text:p>
          </table:table-cell>
          <table:table-cell office:value-type="float" office:value="0.292872227778" calcext:value-type="float">
            <text:p>0.292872227778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2" calcext:value-type="float">
            <text:p>2</text:p>
          </table:table-cell>
          <table:table-cell office:value-type="float" office:value="0.306868057997" calcext:value-type="float">
            <text:p>0.306868057997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3" calcext:value-type="float">
            <text:p>3</text:p>
          </table:table-cell>
          <table:table-cell office:value-type="float" office:value="0.331324877744" calcext:value-type="float">
            <text:p>0.331324877744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4" calcext:value-type="float">
            <text:p>4</text:p>
          </table:table-cell>
          <table:table-cell office:value-type="float" office:value="0.353958463162" calcext:value-type="float">
            <text:p>0.353958463162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0" calcext:value-type="float">
            <text:p>0</text:p>
          </table:table-cell>
          <table:table-cell office:value-type="float" office:value="0.280659271054" calcext:value-type="float">
            <text:p>0.280659271054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1" calcext:value-type="float">
            <text:p>1</text:p>
          </table:table-cell>
          <table:table-cell office:value-type="float" office:value="0.36701597123" calcext:value-type="float">
            <text:p>0.36701597123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2" calcext:value-type="float">
            <text:p>2</text:p>
          </table:table-cell>
          <table:table-cell office:value-type="float" office:value="0.40820894591" calcext:value-type="float">
            <text:p>0.40820894591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3" calcext:value-type="float">
            <text:p>3</text:p>
          </table:table-cell>
          <table:table-cell office:value-type="float" office:value="0.442719969368" calcext:value-type="float">
            <text:p>0.442719969368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4" calcext:value-type="float">
            <text:p>4</text:p>
          </table:table-cell>
          <table:table-cell office:value-type="float" office:value="0.454579716348" calcext:value-type="float">
            <text:p>0.454579716348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0" calcext:value-type="float">
            <text:p>0</text:p>
          </table:table-cell>
          <table:table-cell office:value-type="float" office:value="0.344983829152" calcext:value-type="float">
            <text:p>0.344983829152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1" calcext:value-type="float">
            <text:p>1</text:p>
          </table:table-cell>
          <table:table-cell office:value-type="float" office:value="0.362396071276" calcext:value-type="float">
            <text:p>0.362396071276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2" calcext:value-type="float">
            <text:p>2</text:p>
          </table:table-cell>
          <table:table-cell office:value-type="float" office:value="0.329059239872" calcext:value-type="float">
            <text:p>0.329059239872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3" calcext:value-type="float">
            <text:p>3</text:p>
          </table:table-cell>
          <table:table-cell office:value-type="float" office:value="0.318130711253" calcext:value-type="float">
            <text:p>0.318130711253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4" calcext:value-type="float">
            <text:p>4</text:p>
          </table:table-cell>
          <table:table-cell office:value-type="float" office:value="0.316015794563" calcext:value-type="float">
            <text:p>0.316015794563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0" calcext:value-type="float">
            <text:p>0</text:p>
          </table:table-cell>
          <table:table-cell office:value-type="float" office:value="0.366657297825" calcext:value-type="float">
            <text:p>0.366657297825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1" calcext:value-type="float">
            <text:p>1</text:p>
          </table:table-cell>
          <table:table-cell office:value-type="float" office:value="0.461836616936" calcext:value-type="float">
            <text:p>0.461836616936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2" calcext:value-type="float">
            <text:p>2</text:p>
          </table:table-cell>
          <table:table-cell office:value-type="float" office:value="0.493087137287" calcext:value-type="float">
            <text:p>0.493087137287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3" calcext:value-type="float">
            <text:p>3</text:p>
          </table:table-cell>
          <table:table-cell office:value-type="float" office:value="0.450354960603" calcext:value-type="float">
            <text:p>0.450354960603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4" calcext:value-type="float">
            <text:p>4</text:p>
          </table:table-cell>
          <table:table-cell office:value-type="float" office:value="0.468280031448" calcext:value-type="float">
            <text:p>0.4682800314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44:14.935000000</dc:date>
    <meta:editing-duration>PT46S</meta:editing-duration>
    <meta:editing-cycles>1</meta:editing-cycles>
    <meta:document-statistic meta:table-count="1" meta:cell-count="390" meta:object-count="0"/>
    <meta:generator>LibreOffice/5.2.3.3$Windows_x86 LibreOffice_project/d54a8868f08a7b39642414cf2c8ef2f228f780cf</meta:generator>
  </office:meta>
</office:document-meta>
</file>